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9.606cm"/>
    </style:style>
    <style:style style:name="co4" style:family="table-column">
      <style:table-column-properties fo:break-before="auto" style:column-width="6.216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000000" style:text-align-source="fix" style:repeat-content="false" style:rotation-angle="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ntités</text:p>
          </table:table-cell>
          <table:table-cell table:style-name="ce1" office:value-type="string">
            <text:p>Libellé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Contraintes</text:p>
          </table:table-cell>
          <table:table-cell table:style-name="ce1" office:value-type="string">
            <text:p>Règles de calcul</text:p>
          </table:table-cell>
        </table:table-row>
        <table:table-row table:style-name="ro2">
          <table:table-cell table:style-name="ce2" office:value-type="string" table:number-columns-spanned="1" table:number-rows-spanned="29">
            <text:p>DIMCUSTOMER</text:p>
          </table:table-cell>
          <table:table-cell office:value-type="string">
            <text:p>CustomerKey</text:p>
          </table:table-cell>
          <table:table-cell office:value-type="string">
            <text:p>clé unique du client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GeographyKey</text:p>
          </table:table-cell>
          <table:table-cell office:value-type="string">
            <text:p>clé unique de la position géographique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CustomerAlternateKey</text:p>
          </table:table-cell>
          <table:table-cell office:value-type="string">
            <text:p>clé unique alternative du client</text:p>
          </table:table-cell>
          <table:table-cell office:value-type="string">
            <text:p>NVARCHAR(15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Title</text:p>
          </table:table-cell>
          <table:table-cell office:value-type="string">
            <text:p>titre de civilité du client</text:p>
          </table:table-cell>
          <table:table-cell office:value-type="string">
            <text:p>NVARCHAR(8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irstName</text:p>
          </table:table-cell>
          <table:table-cell office:value-type="string">
            <text:p>prénom du clien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MiddleName</text:p>
          </table:table-cell>
          <table:table-cell office:value-type="string">
            <text:p>second prénom du clien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LastName</text:p>
          </table:table-cell>
          <table:table-cell office:value-type="string">
            <text:p>nom de famille du clien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NameStyle</text:p>
          </table:table-cell>
          <table:table-cell office:value-type="string">
            <text:p>signe distinctif du nom du client</text:p>
          </table:table-cell>
          <table:table-cell office:value-type="string">
            <text:p>BI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Birthdate</text:p>
          </table:table-cell>
          <table:table-cell office:value-type="string">
            <text:p>date de naissance du client</text:p>
          </table:table-cell>
          <table:table-cell office:value-type="string">
            <text:p>DATE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MaritalStatus</text:p>
          </table:table-cell>
          <table:table-cell office:value-type="string">
            <text:p>statut marital du client</text:p>
          </table:table-cell>
          <table:table-cell office:value-type="string">
            <text:p>NCHAR(1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uffix</text:p>
          </table:table-cell>
          <table:table-cell office:value-type="string">
            <text:p>suffixe du client</text:p>
          </table:table-cell>
          <table:table-cell office:value-type="string">
            <text:p>NVARCHAR(1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Gender</text:p>
          </table:table-cell>
          <table:table-cell office:value-type="string">
            <text:p>genre du client</text:p>
          </table:table-cell>
          <table:table-cell office:value-type="string">
            <text:p>NVARCHAR(1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mailAddress</text:p>
          </table:table-cell>
          <table:table-cell office:value-type="string">
            <text:p>adresse email du clien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YearlyIncome</text:p>
          </table:table-cell>
          <table:table-cell office:value-type="string">
            <text:p>revenus annuels du client</text:p>
          </table:table-cell>
          <table:table-cell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TotalChildren</text:p>
          </table:table-cell>
          <table:table-cell office:value-type="string">
            <text:p>nombre d'enfants du client</text:p>
          </table:table-cell>
          <table:table-cell office:value-type="string">
            <text:p>TINY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NumberChildrenAtHome</text:p>
          </table:table-cell>
          <table:table-cell office:value-type="string">
            <text:p>nombre d'enfants à charge du client</text:p>
          </table:table-cell>
          <table:table-cell office:value-type="string">
            <text:p>TINY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nglishEducation</text:p>
          </table:table-cell>
          <table:table-cell office:value-type="string">
            <text:p>niveau d'études en Anglais du client</text:p>
          </table:table-cell>
          <table:table-cell office:value-type="string">
            <text:p>NVARCHAR(4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panishEducation</text:p>
          </table:table-cell>
          <table:table-cell office:value-type="string">
            <text:p>niveau d'études en Espagnol du client</text:p>
          </table:table-cell>
          <table:table-cell office:value-type="string">
            <text:p>NVARCHAR(4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renchEducation</text:p>
          </table:table-cell>
          <table:table-cell office:value-type="string">
            <text:p>niveau d'études en Français du client</text:p>
          </table:table-cell>
          <table:table-cell office:value-type="string">
            <text:p>NVARCHAR(4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nglishOccupation</text:p>
          </table:table-cell>
          <table:table-cell office:value-type="string">
            <text:p>catégorie professionnelle en Anglais du client</text:p>
          </table:table-cell>
          <table:table-cell office:value-type="string">
            <text:p>NVARCHAR(1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panishOccupation</text:p>
          </table:table-cell>
          <table:table-cell office:value-type="string">
            <text:p>catégorie professionnelle en Espagnole du client</text:p>
          </table:table-cell>
          <table:table-cell office:value-type="string">
            <text:p>NVARCHAR(1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renchOccupation</text:p>
          </table:table-cell>
          <table:table-cell office:value-type="string">
            <text:p>catégorie professionnelle en Français du client</text:p>
          </table:table-cell>
          <table:table-cell office:value-type="string">
            <text:p>NVARCHAR(1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HouseOwnerFlag</text:p>
          </table:table-cell>
          <table:table-cell office:value-type="string">
            <text:p>client propriétaire</text:p>
          </table:table-cell>
          <table:table-cell office:value-type="string">
            <text:p>NCHAR(1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NumberCarsOwned</text:p>
          </table:table-cell>
          <table:table-cell office:value-type="string">
            <text:p>nombre de voitures du client</text:p>
          </table:table-cell>
          <table:table-cell office:value-type="string">
            <text:p>TINY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ddressLine1</text:p>
          </table:table-cell>
          <table:table-cell office:value-type="string">
            <text:p>adresse du client</text:p>
          </table:table-cell>
          <table:table-cell office:value-type="string">
            <text:p>NVARCHAR(12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ddressLine2</text:p>
          </table:table-cell>
          <table:table-cell office:value-type="string">
            <text:p>complément d'adresse du client</text:p>
          </table:table-cell>
          <table:table-cell office:value-type="string">
            <text:p>NVARCHAR(12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Phone</text:p>
          </table:table-cell>
          <table:table-cell office:value-type="string">
            <text:p>numéro de téléphone du client</text:p>
          </table:table-cell>
          <table:table-cell office:value-type="string">
            <text:p>NVARCHAR(2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DateFirstPurchase</text:p>
          </table:table-cell>
          <table:table-cell office:value-type="string">
            <text:p>date de premier achat du client</text:p>
          </table:table-cell>
          <table:table-cell office:value-type="string">
            <text:p>DATE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CommuteDistance</text:p>
          </table:table-cell>
          <table:table-cell office:value-type="string">
            <text:p>longueur du trajet du client</text:p>
          </table:table-cell>
          <table:table-cell office:value-type="string">
            <text:p>NVARCHAR(15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table-cell table:style-name="ce3" table:number-columns-spanned="6" table:number-rows-spanned="1"/>
          <table:covered-table-cell table:number-columns-repeated="5" table:style-name="ce3"/>
        </table:table-row>
        <table:table-row table:style-name="ro2">
          <table:table-cell table:style-name="ce2" office:value-type="string" table:number-columns-spanned="1" table:number-rows-spanned="20">
            <text:p>DIMRESELLER</text:p>
          </table:table-cell>
          <table:table-cell office:value-type="string">
            <text:p>ResellerKey</text:p>
          </table:table-cell>
          <table:table-cell office:value-type="string">
            <text:p>clé unique du revendeur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GeographyKey</text:p>
          </table:table-cell>
          <table:table-cell office:value-type="string">
            <text:p>clé unique de la position géographique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ResellerAlternateKey</text:p>
          </table:table-cell>
          <table:table-cell office:value-type="string">
            <text:p>clé unique alternative du revendeur</text:p>
          </table:table-cell>
          <table:table-cell office:value-type="string">
            <text:p>NVARCHAR(15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Phone</text:p>
          </table:table-cell>
          <table:table-cell office:value-type="string">
            <text:p>numéro de téléphone du revendeur</text:p>
          </table:table-cell>
          <table:table-cell office:value-type="string">
            <text:p>NVARCHAR(25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BusinessType</text:p>
          </table:table-cell>
          <table:table-cell office:value-type="string">
            <text:p>type de magasin du revendeur</text:p>
          </table:table-cell>
          <table:table-cell office:value-type="string">
            <text:p>VARCHAR(20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ResellerName</text:p>
          </table:table-cell>
          <table:table-cell office:value-type="string">
            <text:p>nom de la société du revendeur</text:p>
          </table:table-cell>
          <table:table-cell office:value-type="string">
            <text:p>NVARCHAR(50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NumberEmployees</text:p>
          </table:table-cell>
          <table:table-cell office:value-type="string">
            <text:p>nombre d'employés du revendeur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OrderFrequency</text:p>
          </table:table-cell>
          <table:table-cell office:value-type="string">
            <text:p>fréquence de commande du revendeur</text:p>
          </table:table-cell>
          <table:table-cell office:value-type="string">
            <text:p>CHAR(1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OrderMonth</text:p>
          </table:table-cell>
          <table:table-cell office:value-type="string">
            <text:p>nombre de commande par mois en moyenne du revendeur</text:p>
          </table:table-cell>
          <table:table-cell office:value-type="string">
            <text:p>TINY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irstOrderYear</text:p>
          </table:table-cell>
          <table:table-cell office:value-type="string">
            <text:p>année de la première commande du revendeur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LastOrderYear</text:p>
          </table:table-cell>
          <table:table-cell office:value-type="string">
            <text:p>année de la dernière commande du revendeur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ProductLine</text:p>
          </table:table-cell>
          <table:table-cell office:value-type="string">
            <text:p>ligne de produit du revendeur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ddressLine1</text:p>
          </table:table-cell>
          <table:table-cell office:value-type="string">
            <text:p>adresse du revendeur</text:p>
          </table:table-cell>
          <table:table-cell office:value-type="string">
            <text:p>NVARCHAR(6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ddressLine2</text:p>
          </table:table-cell>
          <table:table-cell office:value-type="string">
            <text:p>complément d'adresse du revendeur</text:p>
          </table:table-cell>
          <table:table-cell office:value-type="string">
            <text:p>NVARCHAR(6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nnualSales</text:p>
          </table:table-cell>
          <table:table-cell office:value-type="string">
            <text:p>ventes annuelles du revendeur</text:p>
          </table:table-cell>
          <table:table-cell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BankName</text:p>
          </table:table-cell>
          <table:table-cell office:value-type="string">
            <text:p>nom de la banque du revendeur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MinPaymentType</text:p>
          </table:table-cell>
          <table:table-cell office:value-type="string">
            <text:p>nombres de moyens de paiement du revendeur</text:p>
          </table:table-cell>
          <table:table-cell office:value-type="string">
            <text:p>TINY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MinPaymentAmount</text:p>
          </table:table-cell>
          <table:table-cell office:value-type="string">
            <text:p>montant minimal pour une commande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nnualRevenue</text:p>
          </table:table-cell>
          <table:table-cell office:value-type="string">
            <text:p>chiffre d'affaires annuel du revendeur</text:p>
          </table:table-cell>
          <table:table-cell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YearOpened</text:p>
          </table:table-cell>
          <table:table-cell office:value-type="string">
            <text:p>année d'ouverture du revendeur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table-cell table:style-name="ce3" table:number-columns-spanned="6" table:number-rows-spanned="1"/>
          <table:covered-table-cell table:number-columns-repeated="5" table:style-name="ce3"/>
        </table:table-row>
        <table:table-row table:style-name="ro2">
          <table:table-cell table:style-name="ce2" office:value-type="string" table:number-columns-spanned="1" table:number-rows-spanned="36">
            <text:p>DIMPRODUCT</text:p>
          </table:table-cell>
          <table:table-cell office:value-type="string">
            <text:p>ProductKey</text:p>
          </table:table-cell>
          <table:table-cell office:value-type="string">
            <text:p>clé unique du produit</text:p>
          </table:table-cell>
          <table:table-cell office:value-type="string">
            <text:p>INT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ProductAlternateKey</text:p>
          </table:table-cell>
          <table:table-cell office:value-type="string">
            <text:p>clé unique alternative du produit</text:p>
          </table:table-cell>
          <table:table-cell office:value-type="string">
            <text:p>NVARCHAR(25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ProductSubCategoryKey</text:p>
          </table:table-cell>
          <table:table-cell office:value-type="string">
            <text:p>clé unique de la sous catégorie de produit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WeightUnitMeasureCode</text:p>
          </table:table-cell>
          <table:table-cell office:value-type="string">
            <text:p>unité de mesure du poids</text:p>
          </table:table-cell>
          <table:table-cell office:value-type="string">
            <text:p>NCHAR(3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izeUnitMeasureCode</text:p>
          </table:table-cell>
          <table:table-cell office:value-type="string">
            <text:p>unité de mesure de la taille</text:p>
          </table:table-cell>
          <table:table-cell office:value-type="string">
            <text:p>NCHAR(3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nglishProductName</text:p>
          </table:table-cell>
          <table:table-cell office:value-type="string">
            <text:p>nom anglais du produit</text:p>
          </table:table-cell>
          <table:table-cell office:value-type="string">
            <text:p>NVARCHAR(50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SpanishProductName</text:p>
          </table:table-cell>
          <table:table-cell office:value-type="string">
            <text:p>nom espagnol du produit</text:p>
          </table:table-cell>
          <table:table-cell office:value-type="string">
            <text:p>NVARCHAR(50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FrenchProductName</text:p>
          </table:table-cell>
          <table:table-cell office:value-type="string">
            <text:p>nom français du produit</text:p>
          </table:table-cell>
          <table:table-cell office:value-type="string">
            <text:p>NVARCHAR(50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StandardCost</text:p>
          </table:table-cell>
          <table:table-cell office:value-type="string">
            <text:p>coût standard prévisionnel du produit</text:p>
          </table:table-cell>
          <table:table-cell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inishedGoodsFlag</text:p>
          </table:table-cell>
          <table:table-cell office:value-type="string">
            <text:p>statut de la commerciabilité du produit</text:p>
          </table:table-cell>
          <table:table-cell office:value-type="string">
            <text:p>BIT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Color</text:p>
          </table:table-cell>
          <table:table-cell office:value-type="string">
            <text:p>couleur du produit</text:p>
          </table:table-cell>
          <table:table-cell office:value-type="string">
            <text:p>NVARCHAR(15)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covered-table-cell/>
          <table:table-cell office:value-type="string">
            <text:p>SafetyStockLevel</text:p>
          </table:table-cell>
          <table:table-cell office:value-type="string">
            <text:p>quantité optimale du produit en stock</text:p>
          </table:table-cell>
          <table:table-cell office:value-type="string">
            <text:p>SMALL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ReorderPoint</text:p>
          </table:table-cell>
          <table:table-cell office:value-type="string">
            <text:p>quantité limite de réapprovisionnement du produit</text:p>
          </table:table-cell>
          <table:table-cell office:value-type="string">
            <text:p>SMALL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ListPrice</text:p>
          </table:table-cell>
          <table:table-cell office:value-type="string">
            <text:p>prix catalogue du produit</text:p>
          </table:table-cell>
          <table:table-cell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ize</text:p>
          </table:table-cell>
          <table:table-cell office:value-type="string">
            <text:p>taille du produi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izeRange</text:p>
          </table:table-cell>
          <table:table-cell office:value-type="string">
            <text:p>marge d'écart de mesure de la taille du produi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Weight</text:p>
          </table:table-cell>
          <table:table-cell office:value-type="string">
            <text:p>poids du produit</text:p>
          </table:table-cell>
          <table:table-cell office:value-type="string">
            <text:p>FLOA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DaysToManufacture</text:p>
          </table:table-cell>
          <table:table-cell office:value-type="string">
            <text:p>temps de fabrication en jour du produit</text:p>
          </table:table-cell>
          <table:table-cell office:value-type="string">
            <text:p>INT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ProductLine</text:p>
          </table:table-cell>
          <table:table-cell office:value-type="string">
            <text:p>ligne de produit</text:p>
          </table:table-cell>
          <table:table-cell office:value-type="string">
            <text:p>NCHAR(2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DealerPrice</text:p>
          </table:table-cell>
          <table:table-cell office:value-type="string">
            <text:p>prix revendeur du produit</text:p>
          </table:table-cell>
          <table:table-cell table:style-name="ce4" office:value-type="string">
            <text:p>MONEY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Class</text:p>
          </table:table-cell>
          <table:table-cell office:value-type="string">
            <text:p>classement du produit</text:p>
          </table:table-cell>
          <table:table-cell office:value-type="string">
            <text:p>NCHAR(2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tyle</text:p>
          </table:table-cell>
          <table:table-cell office:value-type="string">
            <text:p>style du produit</text:p>
          </table:table-cell>
          <table:table-cell office:value-type="string">
            <text:p>NCHAR(2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ModelName</text:p>
          </table:table-cell>
          <table:table-cell office:value-type="string">
            <text:p>référence du model produit</text:p>
          </table:table-cell>
          <table:table-cell office:value-type="string">
            <text:p>NVARCHAR(5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LargePhoto</text:p>
          </table:table-cell>
          <table:table-cell office:value-type="string">
            <text:p>photo du produit</text:p>
          </table:table-cell>
          <table:table-cell office:value-type="string">
            <text:p>VARBINARY(max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nglishDescription</text:p>
          </table:table-cell>
          <table:table-cell office:value-type="string">
            <text:p>description du produit en anglais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FrenchDescription</text:p>
          </table:table-cell>
          <table:table-cell office:value-type="string">
            <text:p>description du produit en français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ChineseDescription</text:p>
          </table:table-cell>
          <table:table-cell office:value-type="string">
            <text:p>description du produit en chinois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ArabicDescription</text:p>
          </table:table-cell>
          <table:table-cell office:value-type="string">
            <text:p>description du produit en arabe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HebrewDescription</text:p>
          </table:table-cell>
          <table:table-cell office:value-type="string">
            <text:p>description du produit en hébreu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ThaiDescription</text:p>
          </table:table-cell>
          <table:table-cell office:value-type="string">
            <text:p>description du produit en thailandais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GermanDescription</text:p>
          </table:table-cell>
          <table:table-cell office:value-type="string">
            <text:p>description du produit en allemand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JapaneseDescription</text:p>
          </table:table-cell>
          <table:table-cell office:value-type="string">
            <text:p>description du produit en japonais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TurkishDescription</text:p>
          </table:table-cell>
          <table:table-cell office:value-type="string">
            <text:p>description du produit en turc</text:p>
          </table:table-cell>
          <table:table-cell office:value-type="string">
            <text:p>NVARCHAR(400)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tartDate</text:p>
          </table:table-cell>
          <table:table-cell office:value-type="string">
            <text:p>date de début de mise en place du produit</text:p>
          </table:table-cell>
          <table:table-cell office:value-type="string">
            <text:p>DATETIME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EndDate</text:p>
          </table:table-cell>
          <table:table-cell office:value-type="string">
            <text:p>Date de fin de mise en place du produit </text:p>
          </table:table-cell>
          <table:table-cell office:value-type="string">
            <text:p>DATETIME</text:p>
          </table:table-cell>
          <table:table-cell office:value-type="string">
            <text:p>NULLABLE</text:p>
          </table:table-cell>
          <table:table-cell/>
        </table:table-row>
        <table:table-row table:style-name="ro2">
          <table:covered-table-cell/>
          <table:table-cell office:value-type="string">
            <text:p>Status</text:p>
          </table:table-cell>
          <table:table-cell office:value-type="string">
            <text:p>statut du produit</text:p>
          </table:table-cell>
          <table:table-cell office:value-type="string">
            <text:p>NVARCHAR(7)</text:p>
          </table:table-cell>
          <table:table-cell office:value-type="string">
            <text:p>NULLABLE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3">03/03/2023</text:date>, <text:time>09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09:30:09.41</meta:creation-date>
    <dc:date>2023-03-03T09:32:55.64</dc:date>
    <meta:editing-duration>P3DT21H45M21S</meta:editing-duration>
    <meta:editing-cycles>4</meta:editing-cycles>
    <meta:generator>OpenOffice/4.1.13$Win32 OpenOffice.org_project/4113m1$Build-9810</meta:generator>
    <meta:document-statistic meta:table-count="3" meta:cell-count="349" meta:object-count="0"/>
  </office:meta>
</office:document-meta>
</file>